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213583"/>
    </style:style>
    <style:style style:name="P6" style:family="paragraph" style:parent-style-name="Text_20_body">
      <style:text-properties officeooo:paragraph-rsid="00213583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itle">
      <style:text-properties officeooo:paragraph-rsid="0021358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f4a9" style:font-weight-asian="normal" style:font-weight-complex="normal"/>
    </style:style>
    <style:style style:name="T3" style:family="text">
      <style:text-properties fo:font-weight="normal" officeooo:rsid="00213583" style:font-weight-asian="normal" style:font-weight-complex="normal"/>
    </style:style>
    <style:style style:name="T4" style:family="text">
      <style:text-properties officeooo:rsid="00213583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ff4a9" style:font-size-asian="14pt" style:font-weight-asian="normal" style:font-size-complex="14pt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1ff4a9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trong_20_Emphasis"/></text:p>
      <text:p text:style-name="P8"><text:span text:style-name="Strong_20_Emphasis">Association HAUM</text:span></text:p>
      <text:p text:style-name="P6"><text:span text:style-name="Strong_20_Emphasis"/></text:p>
      <text:h text:style-name="P7" text:outline-level="1"><text:span text:style-name="Strong_20_Emphasis">Décharge de responsabilité</text:span></text:h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7">Je soussigné(e) ……………..……………………………………………………. habitant à ……………………………………………………………………….., déclare dégager de toutes responsabilités</text:span></text:span><text:span text:style-name="Strong_20_Emphasis"><text:span text:style-name="T8"> </text:span></text:span><text:span text:style-name="Strong_20_Emphasis"><text:span text:style-name="T7">l’association HAUM </text:span></text:span><text:span text:style-name="Strong_20_Emphasis"><text:span text:style-name="T8">et l’ensemble de ses membre </text:span></text:span><text:span text:style-name="Strong_20_Emphasis"><text:span text:style-name="T7">en cas d’incident de toute nature que ce soit ayant lieu durant les sessions à l’égard de …………………………………………………………….. </text:span></text:span><text:span text:style-name="Strong_20_Emphasis"><text:span text:style-name="T8">d</text:span></text:span><text:span text:style-name="Strong_20_Emphasis"><text:span text:style-name="T7">ont je suis responsable légal.</text:span></text:span></text:p>
      <text:p text:style-name="P4"><text:span text:style-name="Strong_20_Emphasis"><text:span text:style-name="T7"/></text:span></text:p>
      <text:p text:style-name="P1">En particulier, je suis pleinement conscient du fait que sa venue implique :</text:p>
      <text:p text:style-name="P1"/>
      <text:list xml:id="list3694160416" text:style-name="L1">
        <text:list-item>
          <text:p text:style-name="P2">que celui (ou celle) ci vient dans un lieu où il devra être autonome car n’y a ni animateur, ni tout autre forme de responsable qui veille sur les activités des autres membres, incluant les mineurs ;</text:p>
        </text:list-item>
        <text:list-item>
          <text:p text:style-name="P2">que celui (ou celle) ci vient dans un lieu équipé d’outils tranchants, chauffants, perçants, etc. ; de machines-outils telles que des imprimantes 3D, découpeuse laser, fraiseuse ; de produits chimiques ; et autres sources potentiellement dangereuses qui sont manipulés par les autres membres.</text:p>
        </text:list-item>
      </text:list>
      <text:p text:style-name="P1"/>
      <text:p text:style-name="P1"/>
      <text:p text:style-name="P3"><text:span text:style-name="T4">Date et </text:span>Signa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20:51:20.199641907</meta:creation-date>
    <dc:date>2017-11-14T23:05:30.632507156</dc:date>
    <meta:editing-duration>PT1H6M44S</meta:editing-duration>
    <meta:editing-cycles>6</meta:editing-cycles>
    <meta:generator>LibreOffice/5.3.1.2$Linux_X86_64 LibreOffice_project/30m0$Build-2</meta:generator>
    <meta:document-statistic meta:table-count="0" meta:image-count="0" meta:object-count="0" meta:page-count="1" meta:paragraph-count="7" meta:word-count="144" meta:character-count="951" meta:non-whitespace-character-count="816"/>
  </office:meta>
</office:document-meta>
</file>